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86pt"/>
    </style:style>
    <style:style style:name="co3" style:family="table-column">
      <style:table-column-properties fo:break-before="auto" style:column-width="109.45pt"/>
    </style:style>
    <style:style style:name="co4" style:family="table-column">
      <style:table-column-properties fo:break-before="auto" style:column-width="185.1pt"/>
    </style:style>
    <style:style style:name="co5" style:family="table-column">
      <style:table-column-properties fo:break-before="auto" style:column-width="14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43"/>
    <style:style style:name="ce9" style:family="table-cell" style:parent-style-name="Defaul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base-cell-address="Choices.B6">
          <table:error-message table:message-type="stop" table:display="true"/>
        </table:content-validation>
        <table:content-validation table:name="val2" table:condition="of:cell-content-is-in-list(Questions)" table:allow-empty-cell="true" table:display-list="unsorted" table:base-cell-address="Choices.B6">
          <table:error-message table:message-type="stop" table:display="true"/>
        </table:content-validation>
      </table:content-validations>
      <table:table table:name="Ques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9" office:value-type="string" calcext:value-type="string">
            <text:p>ID (integer)</text:p>
          </table:table-cell>
          <table:table-cell table:style-name="ce19" office:value-type="string" calcext:value-type="string">
            <text:p>Question_Text (character 200)</text:p>
          </table:table-cell>
          <table:table-cell table:style-name="ce19" office:value-type="string" calcext:value-type="string">
            <text:p>Pub_Date (datetime)</text:p>
          </table:table-cell>
          <table:table-cell/>
          <table:table-cell table:style-name="ce1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 kind of pizza?</text:p>
          </table:table-cell>
          <table:table-cell table:style-name="ce26" office:value-type="time" office:time-value="PT09H58M43.35S" calcext:value-type="time">
            <text:p>09:58:43 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James Bond actor?</text:p>
          </table:table-cell>
          <table:table-cell table:style-name="ce26" office:value-type="time" office:time-value="PT16H37M16.92S" calcext:value-type="time">
            <text:p>04:37:17 P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 day of the week?</text:p>
          </table:table-cell>
          <table:table-cell table:style-name="ce26" office:value-type="time" office:time-value="PT13H08M40.039712047S" calcext:value-type="time">
            <text:p>01:08:40 PM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6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formula="of:=CONCATENATE([.A2];&quot;: &quot;;[.B2])" office:value-type="string" office:string-value="1: Best kind of pizza?" calcext:value-type="string">
            <text:p>1: Best kind of pizza?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1" table:formula="of:=CONCATENATE([.A3];&quot;: &quot;;[.B3])" office:value-type="string" office:string-value="2: Best James Bond actor?" calcext:value-type="string">
            <text:p>2: Best James Bond actor?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A4];&quot;: &quot;;[.B4])" office:value-type="string" office:string-value="3: Best day of the week?" calcext:value-type="string">
            <text:p>3: Best day of the week?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A5];&quot;: &quot;;[.B5])" office:value-type="string" office:string-value="4: " calcext:value-type="string">
            <text:p>4: 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A6];&quot;: &quot;;[.B6])" office:value-type="string" office:string-value="5: " calcext:value-type="string">
            <text:p>5: 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A7];&quot;: &quot;;[.B7])" office:value-type="string" office:string-value="6: " calcext:value-type="string">
            <text:p>6: 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A8];&quot;: &quot;;[.B8])" office:value-type="string" office:string-value="7: " calcext:value-type="string">
            <text:p>7: 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A9];&quot;: &quot;;[.B9])" office:value-type="string" office:string-value=": " calcext:value-type="string">
            <text:p>: 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A10];&quot;: &quot;;[.B10])" office:value-type="string" office:string-value=": " calcext:value-type="string">
            <text:p>: 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A11];&quot;: &quot;;[.B11])" office:value-type="string" office:string-value=": " calcext:value-type="string">
            <text:p>: 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A12];&quot;: &quot;;[.B12])" office:value-type="string" office:string-value=": " calcext:value-type="string">
            <text:p>: 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 table:formula="of:=CONCATENATE([.B13];&quot;: &quot;;[.B13])" office:value-type="string" office:string-value=": " calcext:value-type="string">
            <text:p>: 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1"/>
          <table:table-cell table:style-name="ce24"/>
          <table:table-cell table:number-columns-repeated="1022"/>
        </table:table-row>
        <table:table-row table:style-name="ro1">
          <table:table-cell table:style-name="ce22" office:value-type="string" calcext:value-type="string">
            <text:p>Don’t mind these cells in here…</text:p>
          </table:table-cell>
          <table:table-cell table:style-name="ce25"/>
          <table:table-cell table:number-columns-repeated="1022"/>
        </table:table-row>
      </table:table>
      <table:table table:name="Choice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9" office:value-type="string" calcext:value-type="string">
            <text:p>The drop-down menu in the Question_ID column are created with the Data→Validity menu option.</text:p>
          </table:table-cell>
          <table:table-cell table:style-name="ce19" table:content-validation-name="val1"/>
          <table:table-cell table:style-name="ce19" table:number-columns-repeated="1022"/>
        </table:table-row>
        <table:table-row table:style-name="ro1">
          <table:table-cell table:style-name="ce10" office:value-type="string" calcext:value-type="string">
            <text:p>Highlight a group of cells, enter the Data → Validity menu, allow “Cell Range” and “Allow empty cells” and “Show selection list”</text:p>
          </table:table-cell>
          <table:table-cell table:style-name="ce19" table:content-validation-name="val1"/>
          <table:table-cell table:style-name="ce19" table:number-columns-repeated="1022"/>
        </table:table-row>
        <table:table-row table:style-name="ro1">
          <table:table-cell table:style-name="ce9" office:value-type="string" calcext:value-type="string">
            <text:p>The source is a defined range I created on the Question sheet called “Questions”</text:p>
          </table:table-cell>
          <table:table-cell table:style-name="ce19" table:content-validation-name="val1"/>
          <table:table-cell table:style-name="ce19" table:number-columns-repeated="1022"/>
        </table:table-row>
        <table:table-row table:style-name="ro1">
          <table:table-cell table:style-name="ce9" office:value-type="string" calcext:value-type="string">
            <text:p>You can create a defined range with Data → Define Range</text:p>
          </table:table-cell>
          <table:table-cell table:style-name="ce19" table:content-validation-name="val1"/>
          <table:table-cell table:style-name="ce19" table:number-columns-repeated="1022"/>
        </table:table-row>
        <table:table-row table:style-name="ro1">
          <table:table-cell table:style-name="ce19"/>
          <table:table-cell table:style-name="ce19" table:content-validation-name="val1"/>
          <table:table-cell table:style-name="ce19" table:number-columns-repeated="1022"/>
        </table:table-row>
        <table:table-row table:style-name="ro1">
          <table:table-cell table:style-name="ce19" office:value-type="string" calcext:value-type="string">
            <text:p>ID (integer)</text:p>
          </table:table-cell>
          <table:table-cell table:style-name="ce19" table:content-validation-name="val1" office:value-type="string" calcext:value-type="string">
            <text:p>Question_ID (Foreign Key Question)</text:p>
          </table:table-cell>
          <table:table-cell table:style-name="ce19" office:value-type="string" calcext:value-type="string">
            <text:p>Choice_Text (character 200)</text:p>
          </table:table-cell>
          <table:table-cell table:style-name="ce19" office:value-type="string" calcext:value-type="string">
            <text:p>Votes (Integer)</text:p>
          </table:table-cell>
          <table:table-cell table:style-name="ce1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1: Best kind of pizza?</text:p>
          </table:table-cell>
          <table:table-cell office:value-type="string" calcext:value-type="string">
            <text:p>Carnivore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1: Best kind of pizza?</text:p>
          </table:table-cell>
          <table:table-cell office:value-type="string" calcext:value-type="string">
            <text:p>The Real Dill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1: Best kind of pizza?</text:p>
          </table:table-cell>
          <table:table-cell office:value-type="string" calcext:value-type="string">
            <text:p>Marghie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1: Best kind of pizza?</text:p>
          </table:table-cell>
          <table:table-cell office:value-type="string" calcext:value-type="string">
            <text:p>Carmen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2: Best James Bond actor?</text:p>
          </table:table-cell>
          <table:table-cell office:value-type="string" calcext:value-type="string">
            <text:p>Sean Connery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2: Best James Bond actor?</text:p>
          </table:table-cell>
          <table:table-cell office:value-type="string" calcext:value-type="string">
            <text:p>Pierce Brosnan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2: Best James Bond actor?</text:p>
          </table:table-cell>
          <table:table-cell office:value-type="string" calcext:value-type="string">
            <text:p>Roger Moore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2: Best James Bond actor?</text:p>
          </table:table-cell>
          <table:table-cell office:value-type="string" calcext:value-type="string">
            <text:p>Daniel Craig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3: Best day of the week?</text:p>
          </table:table-cell>
          <table:table-cell office:value-type="string" calcext:value-type="string">
            <text:p>Friday!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3: Best day of the week?</text:p>
          </table:table-cell>
          <table:table-cell office:value-type="string" calcext:value-type="string">
            <text:p>Saturday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3: Best day of the week?</text:p>
          </table:table-cell>
          <table:table-cell office:value-type="string" calcext:value-type="string">
            <text:p>Monday</text:p>
          </table:table-cell>
          <table:table-cell office:value-type="float" office:value="-20" calcext:value-type="float">
            <text:p>-2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/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/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/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/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/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/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/>
          <table:table-cell table:number-columns-repeated="1022"/>
        </table:table-row>
        <table:table-row table:style-name="ro1" table:number-rows-repeated="1048551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named-expressions/>
      <table:database-ranges>
        <table:database-range table:name="Question_IDs" table:target-range-address="Question.A4:Question.A7" table:on-update-keep-styles="true" table:on-update-keep-size="false" table:orientation="column"/>
        <table:database-range table:name="Questions" table:target-range-address="Question.A14:Question.A25" table:on-update-keep-styles="true" table:on-update-keep-size="false" table:orientation="column"/>
        <table:database-range table:name="__Anonymous_DB__1" table:target-range-address="Choices.A1:Choices.A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7">00/00/0000</text:date>, <text:time style:data-style-name="N2" text:time-value="15:25:39.487243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Falor</meta:initial-creator>
    <meta:creation-date>2017-10-26T21:57:54.755608658</meta:creation-date>
    <dc:date>2022-02-17T15:38:59.173930435</dc:date>
    <meta:editing-duration>PT29M</meta:editing-duration>
    <meta:editing-cycles>9</meta:editing-cycles>
    <meta:generator>LibreOffice/5.3.3.2$Linux_X86_64 LibreOffice_project/30m0$Build-2</meta:generator>
    <dc:creator>Erik Falor</dc:creator>
    <meta:document-statistic meta:table-count="2" meta:cell-count="88" meta:object-count="0"/>
  </office:meta>
</office:document-meta>
</file>